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glue-point draw:id="6" svg:x="-5cm" svg:y="0cm"/>
          <draw:rect draw:style-name="gr1" draw:layer="layout" svg:width="0.143cm" svg:height="1.143cm" svg:x="0.571cm" svg:y="0.429cm">
            <text:p/>
          </draw:rect>
          <draw:line draw:style-name="gr2" draw:layer="layout" svg:x1="0.571cm" svg:y1="1cm" svg:x2="0cm" svg:y2="1cm">
            <text:p/>
          </draw:line>
          <draw:line draw:style-name="gr2" draw:layer="layout" svg:x1="0.714cm" svg:y1="1cm" svg:x2="2cm" svg:y2="0cm">
            <text:p/>
          </draw:line>
          <draw:line draw:style-name="gr2" draw:layer="layout" svg:x1="0.714cm" svg:y1="1cm" svg:x2="2cm" svg:y2="2cm">
            <text:p/>
          </draw:line>
          <draw:polygon draw:style-name="gr1" draw:layer="layout" svg:width="0.314cm" svg:height="0.314cm" svg:x="0.714cm" svg:y="1cm" svg:viewBox="0 0 315 315" draw:points="315,114 0,0 200,3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bipolar_pnp_1</dc:title>
    <meta:creation-date>2011-02-07T17:17:3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